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4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12.095cm"/>
    </style:style>
    <style:style style:name="co12" style:family="table-column">
      <style:table-column-properties fo:break-before="auto" style:column-width="0.513cm"/>
    </style:style>
    <style:style style:name="co13" style:family="table-column">
      <style:table-column-properties fo:break-before="auto" style:column-width="6.368cm"/>
    </style:style>
    <style:style style:name="co14" style:family="table-column">
      <style:table-column-properties fo:break-before="auto" style:column-width="8.137cm"/>
    </style:style>
    <style:style style:name="co26" style:family="table-column">
      <style:table-column-properties fo:break-before="auto" style:column-width="16.561cm"/>
    </style:style>
    <style:style style:name="co27" style:family="table-column">
      <style:table-column-properties fo:break-before="auto" style:column-width="2.182cm"/>
    </style:style>
    <style:style style:name="co28" style:family="table-column">
      <style:table-column-properties fo:break-before="auto" style:column-width="6.936cm"/>
    </style:style>
    <style:style style:name="co29" style:family="table-column">
      <style:table-column-properties fo:break-before="auto" style:column-width="5.516cm"/>
    </style:style>
    <style:style style:name="co30" style:family="table-column">
      <style:table-column-properties fo:break-before="auto" style:column-width="5.025cm"/>
    </style:style>
    <style:style style:name="co31" style:family="table-column">
      <style:table-column-properties fo:break-before="auto" style:column-width="6.468cm"/>
    </style:style>
    <style:style style:name="co32" style:family="table-column">
      <style:table-column-properties fo:break-before="auto" style:column-width="6.075cm"/>
    </style:style>
    <style:style style:name="co33" style:family="table-column">
      <style:table-column-properties fo:break-before="auto" style:column-width="1.55cm"/>
    </style:style>
    <style:style style:name="co34" style:family="table-column">
      <style:table-column-properties fo:break-before="auto" style:column-width="0.469cm"/>
    </style:style>
    <style:style style:name="co35" style:family="table-column">
      <style:table-column-properties fo:break-before="auto" style:column-width="13.044cm"/>
    </style:style>
    <style:style style:name="co36" style:family="table-column">
      <style:table-column-properties fo:break-before="auto" style:column-width="2.258cm"/>
    </style:style>
    <style:style style:name="co37" style:family="table-column">
      <style:table-column-properties fo:break-before="auto" style:column-width="8.248cm"/>
    </style:style>
    <style:style style:name="co38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2.263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0.631cm" fo:break-before="auto" style:use-optimal-row-height="true"/>
    </style:style>
    <style:style style:name="ro14" style:family="table-row">
      <style:table-row-properties style:row-height="2.579cm" fo:break-before="auto" style:use-optimal-row-height="true"/>
    </style:style>
    <style:style style:name="ro15" style:family="table-row">
      <style:table-row-properties style:row-height="2.184cm" fo:break-before="auto" style:use-optimal-row-height="true"/>
    </style:style>
    <style:style style:name="ro16" style:family="table-row">
      <style:table-row-properties style:row-height="1.263cm" fo:break-before="auto" style:use-optimal-row-height="true"/>
    </style:style>
    <style:style style:name="ro17" style:family="table-row">
      <style:table-row-properties style:row-height="3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2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35" style:family="table-cell" style:parent-style-name="Default">
      <style:table-cell-properties fo:background-color="#f6f9d4"/>
    </style:style>
    <style:style style:name="ce16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background-color="#dee6ef"/>
    </style:style>
    <style:style style:name="ce16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5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ext-properties style:font-name="굴림" fo:font-size="9pt" style:font-name-asian="굴림" style:font-size-asian="9pt" style:font-size-complex="9pt"/>
    </style:style>
    <style:style style:name="ce9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9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46" style:family="table-cell" style:parent-style-name="Default">
      <style:table-cell-properties fo:border="0.74pt solid #000000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6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wrap-option="wrap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74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" fo:font-size="9pt" style:font-name-asian="나눔고딕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" fo:font-size="9pt" style:font-name-asian="나눔고딕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11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" fo:font-size="9pt" style:font-name-asian="나눔고딕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" fo:font-size="9pt" style:font-name-asian="나눔고딕" style:font-size-asian="9pt" style:font-size-complex="9pt"/>
    </style:style>
    <style:style style:name="ce134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" fo:font-size="9pt" style:font-name-asian="나눔고딕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9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0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78" style:family="table-cell" style:parent-style-name="Default">
      <style:table-cell-properties fo:wrap-option="wrap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80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83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4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8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87" style:family="table-cell" style:parent-style-name="Default">
      <style:table-cell-properties fo:background-color="#dee6ef"/>
    </style:style>
    <style:style style:name="ce18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8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0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3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4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95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0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08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20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210" style:family="table-cell" style:parent-style-name="Default">
      <style:table-cell-properties fo:wrap-option="wrap"/>
    </style:style>
    <style:style style:name="ce21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1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3" style:family="table-cell" style:parent-style-name="Default">
      <style:table-cell-properties fo:border="0.74pt solid #000000"/>
    </style:style>
    <style:style style:name="ce2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6" style:family="text"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ko" style:country-asian="KR" style:font-style-asian="normal" style:font-weight-asian="normal" style:font-name-complex="Ari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53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2" table:default-cell-style-name="ce16"/>
        <table:table-column table:style-name="co13" table:default-cell-style-name="ce69"/>
        <table:table-column table:style-name="co14" table:default-cell-style-name="ce69"/>
        <table:table-column table:style-name="co26" table:default-cell-style-name="Default"/>
        <table:table-column table:style-name="co27" table:default-cell-style-name="ce60"/>
        <table:table-column table:style-name="co28" table:default-cell-style-name="ce16"/>
        <table:table-column table:style-name="co29" table:default-cell-style-name="ce57"/>
        <table:table-column table:style-name="co30" table:default-cell-style-name="ce51"/>
        <table:table-column table:style-name="co31" table:default-cell-style-name="ce134"/>
        <table:table-column table:style-name="co32" table:default-cell-style-name="ce134"/>
        <table:table-column table:style-name="co33" table:default-cell-style-name="ce134"/>
        <table:table-column table:style-name="co34" table:default-cell-style-name="ce85"/>
        <table:table-column table:style-name="co35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74" office:value-type="string" calcext:value-type="string">
            <text:p>한글 제목</text:p>
          </table:table-cell>
          <table:table-cell table:style-name="ce74" office:value-type="string" calcext:value-type="string">
            <text:p>영어 제목</text:p>
          </table:table-cell>
          <table:table-cell table:style-name="ce87" office:value-type="string" calcext:value-type="string">
            <text:p>게임 링크</text:p>
          </table:table-cell>
          <table:table-cell table:style-name="ce87" office:value-type="string" calcext:value-type="string">
            <text:p>출시년도</text:p>
          </table:table-cell>
          <table:table-cell table:style-name="ce87" office:value-type="string" calcext:value-type="string">
            <text:p>장르</text:p>
          </table:table-cell>
          <table:table-cell table:style-name="ce74" office:value-type="string" calcext:value-type="string">
            <text:p>개발사 / 개발자 1</text:p>
          </table:table-cell>
          <table:table-cell table:style-name="ce118" office:value-type="string" calcext:value-type="string">
            <text:p>개발사 / 개발자 2</text:p>
          </table:table-cell>
          <table:table-cell table:style-name="ce8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8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8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90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114" table:content-validation-name="val2" office:value-type="string" calcext:value-type="string">
            <text:p>dummy</text:p>
          </table:table-cell>
          <table:table-cell table:style-name="ce90" table:content-validation-name="val2"/>
          <table:table-cell table:style-name="ce90" table:content-validation-name="val3" office:value-type="string" calcext:value-type="string">
            <text:p>dummy</text:p>
          </table:table-cell>
          <table:table-cell table:style-name="ce90" table:content-validation-name="val3" table:number-columns-repeated="2"/>
          <table:table-cell table:style-name="ce26"/>
          <table:table-cell table:style-name="ce11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8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8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8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8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8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8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8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8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8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8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8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8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8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8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8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8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8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8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8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8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8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8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8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8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8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8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8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8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8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8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8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8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8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8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8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8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8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8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8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8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8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8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8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8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8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8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8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8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8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8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8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8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8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8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8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8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8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8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8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8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8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8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8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8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8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8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8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8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8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8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8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8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8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8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8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8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8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8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8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8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8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8">자세한 정보를 찾을 수가 없는데. 일단 대한민국 서울에 살고 계시다고 합니다.</text:span></text:p>
            <text:p><text:span text:style-name="T8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8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8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8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8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8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8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8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8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8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8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8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8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8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8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8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8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8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8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8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8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8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8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8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8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8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7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8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8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8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8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8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8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8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8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8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8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8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8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8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8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8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8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8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8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8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5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8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9">유한회사 체리츠｜대표자 : 이수진｜대표번호 : 02-332-2524</text:span></text:p>
            <text:p><text:span text:style-name="T9">사업자등록번호 : 576-88-00223｜통신판매업 신고번호 : 제 2019-서울종로-0997 호</text:span></text:p>
            <text:p><text:span text:style-name="T9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8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88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8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8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8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8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8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8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8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8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8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8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8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8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8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8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8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8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8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8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8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8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10">[루리웹 댓글의 일부]</text:span></text:p>
            <text:p/>
            <text:p><text:span text:style-name="T10">안녕하세요. 헌터X 개발자입니다.</text:span></text:p>
            <text:p><text:span text:style-name="T10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8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8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8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8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8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8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8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8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8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8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8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8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8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8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8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8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8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8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8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8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6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8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9">자세한 정보를 찾을 수가 없는데. 일단 대한민국 서울에 살고 계시다고 합니다.</text:span></text:p>
            <text:p><text:span text:style-name="T9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8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8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8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8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8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8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8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8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8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8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8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8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8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8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8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8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8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8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8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8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8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8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8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8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8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8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8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8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8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8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8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8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8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8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8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8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8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8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8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8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88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8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8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8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8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8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8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8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8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8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8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8">동인게임제작팀 사슴농장입니다. </text:span><text:span text:style-name="T8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8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8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8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8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8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8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8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8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8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8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8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8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8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8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8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8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8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8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8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8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8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8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8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8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8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8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8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8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70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93">
            <calcext:condition calcext:apply-style-name="Error" calcext:value="duplicate" calcext:base-cell-address="list.B3"/>
          </calcext:conditional-format>
          <calcext:conditional-format calcext:target-range-address="list.C3:list.C293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table:table-column table:style-name="co15" table:default-cell-style-name="ce178"/>
        <table:table-column table:style-name="co16" table:default-cell-style-name="Default"/>
        <table:table-column table:style-name="co17" table:default-cell-style-name="ce187"/>
        <table:table-column table:style-name="co18" table:default-cell-style-name="ce191"/>
        <table:table-column table:style-name="co19" table:default-cell-style-name="ce191"/>
        <table:table-column table:style-name="co20" table:default-cell-style-name="Default"/>
        <table:table-column table:style-name="co21" table:default-cell-style-name="ce13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58" office:value-type="string" calcext:value-type="string">
            <text:p>개발사 이름</text:p>
          </table:table-cell>
          <table:table-cell table:style-name="ce179" office:value-type="string" calcext:value-type="string">
            <text:p>개발사 이름( 한글 )</text:p>
          </table:table-cell>
          <table:table-cell table:style-name="ce179" office:value-type="string" calcext:value-type="string">
            <text:p>소재지</text:p>
          </table:table-cell>
          <table:table-cell table:style-name="ce179" office:value-type="string" calcext:value-type="string">
            <text:p>사업자 번호</text:p>
          </table:table-cell>
          <table:table-cell table:style-name="ce179" office:value-type="string" calcext:value-type="string">
            <text:p>대표자</text:p>
          </table:table-cell>
          <table:table-cell table:style-name="ce179" office:value-type="string" calcext:value-type="string">
            <text:p>홈페이지/블로그</text:p>
          </table:table-cell>
          <table:table-cell table:style-name="ce179" office:value-type="string" calcext:value-type="string">
            <text:p>E-mail</text:p>
          </table:table-cell>
          <table:table-cell table:style-name="ce179" office:value-type="string" calcext:value-type="string">
            <text:p>Social Media 1</text:p>
          </table:table-cell>
          <table:table-cell table:style-name="ce179" office:value-type="string" calcext:value-type="string">
            <text:p>Social Media 2</text:p>
          </table:table-cell>
          <table:table-cell table:style-name="ce179" office:value-type="string" calcext:value-type="string">
            <text:p>Social Media 3</text:p>
          </table:table-cell>
          <table:table-cell table:style-name="ce179" office:value-type="string" calcext:value-type="string">
            <text:p>기타</text:p>
          </table:table-cell>
        </table:table-row>
        <table:table-row table:style-name="ro1">
          <table:table-cell table:style-name="ce159" office:value-type="string" calcext:value-type="string">
            <text:p>(주)행복한다람쥐단( Happy Daram Inc. )</text:p>
          </table:table-cell>
          <table:table-cell table:style-name="ce180" office:value-type="string" calcext:value-type="string">
            <text:p>주식회사행복한다람쥐단</text:p>
          </table:table-cell>
          <table:table-cell table:style-name="ce183" office:value-type="string" calcext:value-type="string">
            <text:p>인천광역시 부평구 부평대로</text:p>
          </table:table-cell>
          <table:table-cell table:style-name="ce188" office:value-type="string" calcext:value-type="string">
            <text:p>831-86-01***</text:p>
          </table:table-cell>
          <table:table-cell table:style-name="ce188" office:value-type="string" calcext:value-type="string">
            <text:p>이현정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2oclocksoft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강남규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36Litters</text:p>
          </table:table-cell>
          <table:table-cell table:style-name="ce180" office:value-type="string" calcext:value-type="string">
            <text:p>36리터스주식회사(36LittersInc.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210-88-02***</text:p>
          </table:table-cell>
          <table:table-cell table:style-name="ce188" office:value-type="string" calcext:value-type="string">
            <text:p>김현우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5minlab Corp.</text:p>
          </table:table-cell>
          <table:table-cell table:style-name="ce180" office:value-type="string" calcext:value-type="string">
            <text:p>주식회사 5민랩</text:p>
          </table:table-cell>
          <table:table-cell table:style-name="ce183" office:value-type="string" calcext:value-type="string">
            <text:p>서울 마포구 양화로</text:p>
          </table:table-cell>
          <table:table-cell table:style-name="ce188" office:value-type="string" calcext:value-type="string">
            <text:p>220-88-66***</text:p>
          </table:table-cell>
          <table:table-cell table:style-name="ce188" office:value-type="string" calcext:value-type="string">
            <text:p>박문형</text:p>
          </table:table-cell>
          <table:table-cell table:style-name="ce180" office:value-type="string" calcext:value-type="string">
            <text:p><text:a xlink:href="https://5minlab.com/ko/" xlink:type="simple">https://5minlab.com/ko/</text:a></text:p>
          </table:table-cell>
          <table:table-cell table:style-name="ce192" office:value-type="string" calcext:value-type="string">
            <text:p><text:a xlink:href="mailto:career@5minlab.com" xlink:type="simple">career@5minlab.com</text:a></text:p>
          </table:table-cell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96Percent</text:p>
          </table:table-cell>
          <table:table-cell table:style-name="ce180" office:value-type="string" calcext:value-type="string">
            <text:p>구십육퍼센트(96%)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644-66-00***</text:p>
          </table:table-cell>
          <table:table-cell table:style-name="ce188" office:value-type="string" calcext:value-type="string">
            <text:p>임기현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ABShot</text:p>
          </table:table-cell>
          <table:table-cell table:style-name="ce180"/>
          <table:table-cell table:style-name="ce183" office:value-type="string" calcext:value-type="string">
            <text:p>대구광역시 북구 동변로</text:p>
          </table:table-cell>
          <table:table-cell table:style-name="ce188" office:value-type="string" calcext:value-type="string">
            <text:p>717-88-01***</text:p>
          </table:table-cell>
          <table:table-cell table:style-name="ce188" office:value-type="string" calcext:value-type="string">
            <text:p>남중헌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2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92" office:value-type="string" calcext:value-type="string">
            <text:p><text:a xlink:href="mailto:help@action2quare.com" xlink:type="simple">help@action2quare.com</text:a></text:p>
          </table:table-cell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/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Acts29games</text:p>
          </table:table-cell>
          <table:table-cell table:style-name="ce180" office:value-type="string" calcext:value-type="string">
            <text:p>액츠29게임즈 주식회사(Acts29Games lnc.)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230-81-13***</text:p>
          </table:table-cell>
          <table:table-cell table:style-name="ce188" office:value-type="string" calcext:value-type="string">
            <text:p>정우락</text:p>
          </table:table-cell>
          <table:table-cell table:style-name="ce180" office:value-type="string" calcext:value-type="string">
            <text:p><text:a xlink:href="https://acts29games.com/" xlink:type="simple">https://acts29games.com/</text:a></text:p>
          </table:table-cell>
          <table:table-cell table:style-name="ce192"/>
          <table:table-cell table:style-name="ce180" table:number-columns-repeated="3"/>
          <table:table-cell table:style-name="ce180" office:value-type="string" calcext:value-type="string">
            <text:p><text:span text:style-name="T12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9" office:value-type="string" calcext:value-type="string">
            <text:p>Afeel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Al Fine</text:p>
          </table:table-cell>
          <table:table-cell table:style-name="ce180" office:value-type="string" calcext:value-type="string">
            <text:p>주식회사 알피네</text:p>
          </table:table-cell>
          <table:table-cell table:style-name="ce183" office:value-type="string" calcext:value-type="string">
            <text:p>경기도 수원시 영통구 원천동</text:p>
          </table:table-cell>
          <table:table-cell table:style-name="ce188" office:value-type="string" calcext:value-type="string">
            <text:p>749-87-01***</text:p>
          </table:table-cell>
          <table:table-cell table:style-name="ce188" office:value-type="string" calcext:value-type="string">
            <text:p>이형주</text:p>
          </table:table-cell>
          <table:table-cell table:style-name="ce180" office:value-type="string" calcext:value-type="string">
            <text:p><text:a xlink:href="https://www.alfinegames.com/" xlink:type="simple">https://www.alfinegames.com/</text:a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ALIVE Inc.</text:p>
          </table:table-cell>
          <table:table-cell table:style-name="ce180" office:value-type="string" calcext:value-type="string">
            <text:p>주식회사 얼라이브(ALIVE Inc.)</text:p>
          </table:table-cell>
          <table:table-cell table:style-name="ce183" office:value-type="string" calcext:value-type="string">
            <text:p>경기도 수원시 영통구 광교중앙로</text:p>
          </table:table-cell>
          <table:table-cell table:style-name="ce188" office:value-type="string" calcext:value-type="string">
            <text:p>301-87-01***</text:p>
          </table:table-cell>
          <table:table-cell table:style-name="ce188" office:value-type="string" calcext:value-type="string">
            <text:p>김기명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ALLAF GAMES</text:p>
          </table:table-cell>
          <table:table-cell table:style-name="ce180" office:value-type="string" calcext:value-type="string">
            <text:p>주식회사 올라프게임즈 (Allaf Games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180-86-02***</text:p>
          </table:table-cell>
          <table:table-cell table:style-name="ce188" office:value-type="string" calcext:value-type="string">
            <text:p>송종현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Alpheratz*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ALTARI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ASTEROID-J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AvoCav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11"><text:a xlink:href="https://twitter.com/avocavo_fruit" xlink:type="simple">https://twitter.com/avocavo_fruit</text:a></text:span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ase0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1">
          <table:table-cell table:style-name="ce159" office:value-type="string" calcext:value-type="string">
            <text:p>BangsFactory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방호석</text:p>
          </table:table-cell>
          <table:table-cell table:style-name="ce180"/>
          <table:table-cell table:style-name="ce192"/>
          <table:table-cell table:style-name="ce180" table:number-columns-repeated="3"/>
          <table:table-cell table:style-name="ce180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9" office:value-type="string" calcext:value-type="string">
            <text:p>BIBGames Inc.</text:p>
          </table:table-cell>
          <table:table-cell table:style-name="ce180" office:value-type="string" calcext:value-type="string">
            <text:p>주식회사 비아이비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656-86-03***</text:p>
          </table:table-cell>
          <table:table-cell table:style-name="ce188" office:value-type="string" calcext:value-type="string">
            <text:p>황수환</text:p>
          </table:table-cell>
          <table:table-cell table:style-name="ce180" office:value-type="string" calcext:value-type="string">
            <text:p><text:a xlink:href="https://www.bibgames.net/" xlink:type="simple">https://www.bibgames.net/</text:a></text:p>
          </table:table-cell>
          <table:table-cell table:style-name="ce192" office:value-type="string" calcext:value-type="string">
            <text:p><text:a xlink:href="mailto:CONTACT@BIBGAMES.NET" xlink:type="simple">CONTACT@BIBGAMES.NET</text:a></text:p>
          </table:table-cell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BK dddDa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2">
          <table:table-cell table:style-name="ce159" office:value-type="string" calcext:value-type="string">
            <text:p>Black Anchor</text:p>
          </table:table-cell>
          <table:table-cell table:style-name="ce180" office:value-type="string" calcext:value-type="string">
            <text:p>블랙앵커 주식회사</text:p>
          </table:table-cell>
          <table:table-cell table:style-name="ce183" office:value-type="string" calcext:value-type="string">
            <text:p>충청남도 아산시 배방읍 희망로</text:p>
          </table:table-cell>
          <table:table-cell table:style-name="ce188" office:value-type="string" calcext:value-type="string">
            <text:p>203-88-02***</text:p>
            <text:p>178-81-02***</text:p>
            <text:p>왜 두개지?</text:p>
          </table:table-cell>
          <table:table-cell table:style-name="ce188" office:value-type="string" calcext:value-type="string">
            <text:p>정극민</text:p>
          </table:table-cell>
          <table:table-cell table:style-name="ce180" office:value-type="string" calcext:value-type="string">
            <text:p><text:a xlink:href="https://www.blackanchor.kr/" xlink:type="simple">https://www.blackanchor.kr</text:a></text:p>
          </table:table-cell>
          <table:table-cell table:style-name="ce192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BLANBEE</text:p>
          </table:table-cell>
          <table:table-cell table:style-name="ce180"/>
          <table:table-cell table:style-name="ce183" office:value-type="string" calcext:value-type="string">
            <text:p>세종특별자치시 조치원읍 섭골길</text:p>
          </table:table-cell>
          <table:table-cell table:style-name="ce188" office:value-type="string" calcext:value-type="string">
            <text:p>869-45-00***</text:p>
          </table:table-cell>
          <table:table-cell table:style-name="ce188" office:value-type="string" calcext:value-type="string">
            <text:p>김효현</text:p>
          </table:table-cell>
          <table:table-cell table:style-name="ce180" office:value-type="string" calcext:value-type="string">
            <text:p><text:a xlink:href="https://blog.naver.com/blanbee" xlink:type="simple">https://blog.naver.com/blanbee</text:a></text:p>
          </table:table-cell>
          <table:table-cell table:style-name="ce192" office:value-type="string" calcext:value-type="string">
            <text:p><text:a xlink:href="mailto:blanbee@naver.com" xlink:type="simple">blanbee@naver.com</text:a></text:p>
          </table:table-cell>
          <table:table-cell table:style-name="ce180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oom Technolog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Bluesi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7">
          <table:table-cell table:style-name="ce159" office:value-type="string" calcext:value-type="string">
            <text:p>BONE MA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  <table:table-cell table:style-name="ce180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9" office:value-type="string" calcext:value-type="string">
            <text:p>Buff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1">
          <table:table-cell table:style-name="ce159" office:value-type="string" calcext:value-type="string">
            <text:p>BUSAN SANAI GAMES( 캐나다 회사 )</text:p>
          </table:table-cell>
          <table:table-cell table:style-name="ce180"/>
          <table:table-cell table:style-name="ce183" office:value-type="string" calcext:value-type="string">
            <text:p>캐나다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  <table:table-cell table:style-name="ce180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9" office:value-type="string" calcext:value-type="string">
            <text:p>CandL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Cat Society</text:p>
          </table:table-cell>
          <table:table-cell table:style-name="ce180" office:value-type="string" calcext:value-type="string">
            <text:p>캣 소사이어티</text:p>
          </table:table-cell>
          <table:table-cell table:style-name="ce183" office:value-type="string" calcext:value-type="string">
            <text:p>수원, 대한민국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catsocietygames.com/" xlink:type="simple">https://catsocietygames.com/</text:a></text:p>
          </table:table-cell>
          <table:table-cell table:style-name="ce192"/>
          <table:table-cell table:style-name="ce180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80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assel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2">
          <table:table-cell table:style-name="ce159" office:value-type="string" calcext:value-type="string">
            <text:p>Catdoor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양성현</text:p>
          </table:table-cell>
          <table:table-cell table:style-name="ce180" office:value-type="string" calcext:value-type="string">
            <text:p><text:a xlink:href="https://catdoors.tistory.com/" xlink:type="simple">https://catdoors.tistory.com/</text:a></text:p>
          </table:table-cell>
          <table:table-cell table:style-name="ce192" office:value-type="string" calcext:value-type="string">
            <text:p><text:a xlink:href="mailto:motea230@naver.com" xlink:type="simple">motea230@naver.com</text:a></text:p>
          </table:table-cell>
          <table:table-cell table:style-name="ce180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80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80"/>
          <table:table-cell table:style-name="ce180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9" office:value-type="string" calcext:value-type="string">
            <text:p>CFK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Ch.ZB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Chalkseagul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10"><text:a xlink:href="https://chalkseagull.com/" xlink:type="simple">https://chalkseagull.com/</text:a></text:span></text:p>
          </table:table-cell>
          <table:table-cell table:style-name="ce192"/>
          <table:table-cell table:style-name="ce180" table:number-columns-repeated="4"/>
        </table:table-row>
        <table:table-row table:style-name="ro12">
          <table:table-cell table:style-name="ce159" office:value-type="string" calcext:value-type="string">
            <text:p>CIRCLEfromDOT</text:p>
          </table:table-cell>
          <table:table-cell table:style-name="ce180"/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326-87-02***</text:p>
          </table:table-cell>
          <table:table-cell table:style-name="ce188" office:value-type="string" calcext:value-type="string">
            <text:p>염정규</text:p>
          </table:table-cell>
          <table:table-cell table:style-name="ce180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92" office:value-type="string" calcext:value-type="string">
            <text:p><text:a xlink:href="mailto:jake.yeom@circlefromdot.com" xlink:type="simple">jake.yeom@circlefromdot.com</text:a></text:p>
          </table:table-cell>
          <table:table-cell table:style-name="ce180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80" table:number-columns-repeated="2"/>
          <table:table-cell table:style-name="ce180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12">프로젝트 총괄: </text:span>염정규                     <text:span text:style-name="T12">프로그래머 : </text:span>이경훈</text:p>
            <text:p><text:span text:style-name="T12">아트 : </text:span>장자혜                                  <text:span text:style-name="T12">게임 디자인 : </text:span>김창엽</text:p>
          </table:table-cell>
        </table:table-row>
        <table:table-row table:style-name="ro1">
          <table:table-cell table:style-name="ce159" office:value-type="string" calcext:value-type="string">
            <text:p>Codename Bo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Cogoo</text:p>
          </table:table-cell>
          <table:table-cell table:style-name="ce180" office:value-type="string" calcext:value-type="string">
            <text:p>코구 주식회사</text:p>
          </table:table-cell>
          <table:table-cell table:style-name="ce183" office:value-type="string" calcext:value-type="string">
            <text:p>서울특별시 중구 남대문로5길</text:p>
          </table:table-cell>
          <table:table-cell table:style-name="ce188" office:value-type="string" calcext:value-type="string">
            <text:p>105-87-96***</text:p>
          </table:table-cell>
          <table:table-cell table:style-name="ce188" office:value-type="string" calcext:value-type="string">
            <text:p>문상필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Coligh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  <table:table-cell table:style-name="ce180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9" office:value-type="string" calcext:value-type="string">
            <text:p>COSDOTS</text:p>
          </table:table-cell>
          <table:table-cell table:style-name="ce180" office:value-type="string" calcext:value-type="string">
            <text:p>(주) 코스닷츠</text:p>
          </table:table-cell>
          <table:table-cell table:style-name="ce183" office:value-type="string" calcext:value-type="string">
            <text:p>전라북도 전주시 완산구 중화산로</text:p>
          </table:table-cell>
          <table:table-cell table:style-name="ce188" office:value-type="string" calcext:value-type="string">
            <text:p>399-88-01***</text:p>
          </table:table-cell>
          <table:table-cell table:style-name="ce188" office:value-type="string" calcext:value-type="string">
            <text:p>김회민</text:p>
          </table:table-cell>
          <table:table-cell table:style-name="ce180" office:value-type="string" calcext:value-type="string">
            <text:p><text:a xlink:href="https://ko.cosdots.com/" xlink:type="simple">https://ko.cosdots.com/</text:a></text:p>
          </table:table-cell>
          <table:table-cell table:style-name="ce192" office:value-type="string" calcext:value-type="string">
            <text:p><text:a xlink:href="mailto:cosdots@gmail.com" xlink:type="simple">cosdots@gmail.com</text:a></text:p>
          </table:table-cell>
          <table:table-cell table:style-name="ce180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ush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10"><text:a xlink:href="https://twitter.com/cushkim25" xlink:type="simple">https://twitter.com/cushkim25</text:a></text:span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ke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10"><text:a xlink:href="https://dakecraft.com/" xlink:type="simple">https://dakecraft.com/</text:a></text:span></text:p>
          </table:table-cell>
          <table:table-cell table:style-name="ce192" office:value-type="string" calcext:value-type="string">
            <text:p><text:span text:style-name="T10"><text:a xlink:href="mailto:book732732@naver.com" xlink:type="simple">book732732@naver.com</text:a></text:span></text:p>
          </table:table-cell>
          <table:table-cell table:style-name="ce180" office:value-type="string" calcext:value-type="string">
            <text:p>Discord: 데크크래프트#4923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ndyl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Darong Studio</text:p>
          </table:table-cell>
          <table:table-cell table:style-name="ce180"/>
          <table:table-cell table:style-name="ce183" office:value-type="string" calcext:value-type="string">
            <text:p>경기도 성남시 분당구 성남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Dave Studio</text:p>
          </table:table-cell>
          <table:table-cell table:style-name="ce180" office:value-type="string" calcext:value-type="string">
            <text:p>데이브 스튜디오</text:p>
          </table:table-cell>
          <table:table-cell table:style-name="ce183" office:value-type="string" calcext:value-type="string">
            <text:p>서울특별시 중구 동호로</text:p>
          </table:table-cell>
          <table:table-cell table:style-name="ce188" office:value-type="string" calcext:value-type="string">
            <text:p>255-28-00***</text:p>
          </table:table-cell>
          <table:table-cell table:style-name="ce188" office:value-type="string" calcext:value-type="string">
            <text:p>박용규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DECATREE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DeerFar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span text:style-name="T11"><text:a xlink:href="mailto:bzerox7@gmail.com" xlink:type="simple">bzerox7@gmail.com</text:a></text:span></text:p>
          </table:table-cell>
          <table:table-cell table:style-name="ce180" table:number-columns-repeated="4"/>
        </table:table-row>
        <table:table-row table:style-name="ro1">
          <table:table-cell table:style-name="ce170" office:value-type="string" calcext:value-type="string">
            <text:p>Derin</text:p>
          </table:table-cell>
          <table:table-cell table:style-name="ce180"/>
          <table:table-cell table:style-name="ce183" office:value-type="string" calcext:value-type="string">
            <text:p>경기도 시흥시 능곡서로</text:p>
          </table:table-cell>
          <table:table-cell table:style-name="ce188" office:value-type="string" calcext:value-type="string">
            <text:p>121-64-13***</text:p>
          </table:table-cell>
          <table:table-cell table:style-name="ce188" office:value-type="string" calcext:value-type="string">
            <text:p>채주영</text:p>
          </table:table-cell>
          <table:table-cell table:style-name="ce180" office:value-type="string" calcext:value-type="string">
            <text:p><text:a xlink:href="https://derin-studio.itch.io/" xlink:type="simple">https://derin-studio.itch.io/</text:a></text:p>
          </table:table-cell>
          <table:table-cell table:style-name="ce192" office:value-type="string" calcext:value-type="string">
            <text:p><text:a xlink:href="mailto:contact@derin-studio.com" xlink:type="simple">contact@derin-studio.com</text:a></text:p>
          </table:table-cell>
          <table:table-cell table:style-name="ce180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80" table:number-columns-repeated="3"/>
        </table:table-row>
        <table:table-row table:style-name="ro1">
          <table:table-cell table:style-name="ce170" office:value-type="string" calcext:value-type="string">
            <text:p>DEVBOX</text:p>
          </table:table-cell>
          <table:table-cell table:style-name="ce180" office:value-type="string" calcext:value-type="string">
            <text:p>데브박스 (DEVBOX)</text:p>
          </table:table-cell>
          <table:table-cell table:style-name="ce183" office:value-type="string" calcext:value-type="string">
            <text:p>경기도 용인시 수지구 정든로</text:p>
          </table:table-cell>
          <table:table-cell table:style-name="ce188" office:value-type="string" calcext:value-type="string">
            <text:p>303-13-62***</text:p>
          </table:table-cell>
          <table:table-cell table:style-name="ce188" office:value-type="string" calcext:value-type="string">
            <text:p>박정우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Devespress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Devmaru Inc.</text:p>
          </table:table-cell>
          <table:table-cell table:style-name="ce180"/>
          <table:table-cell table:style-name="ce183" office:value-type="string" calcext:value-type="string">
            <text:p>경기도 용인시 수지구 신수로</text:p>
          </table:table-cell>
          <table:table-cell table:style-name="ce188" table:number-columns-repeated="2"/>
          <table:table-cell table:style-name="ce180" office:value-type="string" calcext:value-type="string">
            <text:p><text:span text:style-name="T10"><text:a xlink:href="https://devmaru.net/sub/contact.html" xlink:type="simple">https://devmaru.net/sub/contact.html</text:a></text:span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Dizcon</text:p>
          </table:table-cell>
          <table:table-cell table:style-name="ce180"/>
          <table:table-cell table:style-name="ce183" office:value-type="string" calcext:value-type="string">
            <text:p>부산광역시 사상구 주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DOTORI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DOWNFALLEN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  <table:table-cell table:style-name="ce180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9" office:value-type="string" calcext:value-type="string">
            <text:p>dumm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Embark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11"><text:a xlink:href="https://www.embark-studios.com/about" xlink:type="simple">https://www.embark-studios.com/about</text:a></text:span></text:p>
          </table:table-cell>
          <table:table-cell table:style-name="ce192"/>
          <table:table-cell table:style-name="ce180" table:number-columns-repeated="4"/>
        </table:table-row>
        <table:table-row table:style-name="ro11">
          <table:table-cell table:style-name="ce159" office:value-type="string" calcext:value-type="string">
            <text:p>Expotato Corp.</text:p>
          </table:table-cell>
          <table:table-cell table:style-name="ce180"/>
          <table:table-cell table:style-name="ce183" office:value-type="string" calcext:value-type="string">
            <text:p>서울 특별시 강남구 역삼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expotato.com/" xlink:type="simple">https://www.expotato.com/</text:a></text:p>
          </table:table-cell>
          <table:table-cell table:style-name="ce192" office:value-type="string" calcext:value-type="string">
            <text:p><text:a xlink:href="mailto:info@expotato.com" xlink:type="simple">info@expotato.com</text:a></text:p>
          </table:table-cell>
          <table:table-cell table:style-name="ce180" table:number-columns-repeated="3"/>
          <table:table-cell table:style-name="ce180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9" office:value-type="string" calcext:value-type="string">
            <text:p>feemodev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FLINT</text:p>
          </table:table-cell>
          <table:table-cell table:style-name="ce180" office:value-type="string" calcext:value-type="string">
            <text:p>(주)플린트</text:p>
          </table:table-cell>
          <table:table-cell table:style-name="ce184" office:value-type="string" calcext:value-type="string">
            <text:p>서울특별시 강남구 테헤란로</text:p>
          </table:table-cell>
          <table:table-cell table:style-name="ce188" office:value-type="string" calcext:value-type="string">
            <text:p>220-88-61***</text:p>
          </table:table-cell>
          <table:table-cell table:style-name="ce188" office:value-type="string" calcext:value-type="string">
            <text:p>김영모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Flyway Games, Inc.</text:p>
          </table:table-cell>
          <table:table-cell table:style-name="ce180" office:value-type="string" calcext:value-type="string">
            <text:p>주식회사 플라이웨이게임즈</text:p>
          </table:table-cell>
          <table:table-cell table:style-name="ce183" office:value-type="string" calcext:value-type="string">
            <text:p>서울특별시 서초구 강남대로</text:p>
          </table:table-cell>
          <table:table-cell table:style-name="ce188" office:value-type="string" calcext:value-type="string">
            <text:p>187-81-03***</text:p>
          </table:table-cell>
          <table:table-cell table:style-name="ce188" office:value-type="string" calcext:value-type="string">
            <text:p>김수영</text:p>
          </table:table-cell>
          <table:table-cell table:style-name="ce180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92"/>
          <table:table-cell table:style-name="ce180" table:number-columns-repeated="3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FrogPart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G1 Playground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Geniesoft Inc.</text:p>
          </table:table-cell>
          <table:table-cell table:style-name="ce180" office:value-type="string" calcext:value-type="string">
            <text:p>주식회사 지니소프트</text:p>
          </table:table-cell>
          <table:table-cell table:style-name="ce183" office:value-type="string" calcext:value-type="string">
            <text:p>광주광역시 남구 송암로</text:p>
          </table:table-cell>
          <table:table-cell table:style-name="ce188" office:value-type="string" calcext:value-type="string">
            <text:p>162-81-01***</text:p>
          </table:table-cell>
          <table:table-cell table:style-name="ce188" office:value-type="string" calcext:value-type="string">
            <text:p>김도현</text:p>
          </table:table-cell>
          <table:table-cell table:style-name="ce180" office:value-type="string" calcext:value-type="string">
            <text:p><text:a xlink:href="https://www.geniesoft.io/" xlink:type="simple">https://www.geniesoft.io/</text:a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GlassCat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GniFrix</text:p>
          </table:table-cell>
          <table:table-cell table:style-name="ce180" office:value-type="string" calcext:value-type="string">
            <text:p>지니프릭스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119-81-93***</text:p>
          </table:table-cell>
          <table:table-cell table:style-name="ce188" office:value-type="string" calcext:value-type="string">
            <text:p>박진한</text:p>
          </table:table-cell>
          <table:table-cell table:style-name="ce180" office:value-type="string" calcext:value-type="string">
            <text:p><text:a xlink:href="https://www.gnifrix.com/" xlink:type="simple">https://www.gnifrix.com/</text:a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GoldPumpkin Inc.</text:p>
          </table:table-cell>
          <table:table-cell table:style-name="ce180"/>
          <table:table-cell table:style-name="ce183" office:value-type="string" calcext:value-type="string">
            <text:p>경기도 성남시 분당구 황새울로</text:p>
          </table:table-cell>
          <table:table-cell table:style-name="ce188" office:value-type="string" calcext:value-type="string">
            <text:p>783-86-01***</text:p>
          </table:table-cell>
          <table:table-cell table:style-name="ce188" office:value-type="string" calcext:value-type="string">
            <text:p>임병수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Gonggamorecontents Inc.</text:p>
          </table:table-cell>
          <table:table-cell table:style-name="ce180"/>
          <table:table-cell table:style-name="ce183" office:value-type="string" calcext:value-type="string">
            <text:p>경남 김해시 관동로</text:p>
          </table:table-cell>
          <table:table-cell table:style-name="ce188"/>
          <table:table-cell table:style-name="ce188" office:value-type="string" calcext:value-type="string">
            <text:p>윤민형</text:p>
          </table:table-cell>
          <table:table-cell table:style-name="ce180"/>
          <table:table-cell table:style-name="ce192" office:value-type="string" calcext:value-type="string">
            <text:p> <text:a xlink:href="mailto:gonggamore@naver.com" xlink:type="simple">gonggamore@naver.com</text:a></text:p>
          </table:table-cell>
          <table:table-cell table:style-name="ce180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80" table:number-columns-repeated="2"/>
          <table:table-cell table:style-name="ce180" office:value-type="string" calcext:value-type="string">
            <text:p>대표전화 : 055-338-6705</text:p>
          </table:table-cell>
        </table:table-row>
        <table:table-row table:style-name="ro11">
          <table:table-cell table:style-name="ce159" office:value-type="string" calcext:value-type="string">
            <text:p>Growing Seeds</text:p>
          </table:table-cell>
          <table:table-cell table:style-name="ce180"/>
          <table:table-cell table:style-name="ce183" office:value-type="string" calcext:value-type="string">
            <text:p>경기 안양시 동안구 시민대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://www.gseeds.co.kr/" xlink:type="simple">http://www.gseeds.co.kr</text:a></text:p>
          </table:table-cell>
          <table:table-cell table:style-name="ce192" office:value-type="string" calcext:value-type="string">
            <text:p><text:a xlink:href="mailto:help@gseed.co.kr" xlink:type="simple">help@gseed.co.kr</text:a></text:p>
          </table:table-cell>
          <table:table-cell table:style-name="ce180" table:number-columns-repeated="3"/>
          <table:table-cell table:style-name="ce180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9" office:value-type="string" calcext:value-type="string">
            <text:p>HandMade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Hardtalk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Hoochoo Game Studios</text:p>
          </table:table-cell>
          <table:table-cell table:style-name="ce180"/>
          <table:table-cell table:style-name="ce183" office:value-type="string" calcext:value-type="string">
            <text:p>서울 마포구 만리재옛길</text:p>
          </table:table-cell>
          <table:table-cell table:style-name="ce188"/>
          <table:table-cell table:style-name="ce188" office:value-type="string" calcext:value-type="string">
            <text:p>박민*</text:p>
          </table:table-cell>
          <table:table-cell table:style-name="ce180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92"/>
          <table:table-cell table:style-name="ce180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ce Shovel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IKINA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Indev-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INDICAVA INTERACTIV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IndigoBlue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Ingeon Games</text:p>
          </table:table-cell>
          <table:table-cell table:style-name="ce180" office:value-type="string" calcext:value-type="string">
            <text:p>인건게임즈</text:p>
          </table:table-cell>
          <table:table-cell table:style-name="ce183" office:value-type="string" calcext:value-type="string">
            <text:p>대전광역시 서구 청사로</text:p>
          </table:table-cell>
          <table:table-cell table:style-name="ce188" office:value-type="string" calcext:value-type="string">
            <text:p>104-33-51***</text:p>
          </table:table-cell>
          <table:table-cell table:style-name="ce188" office:value-type="string" calcext:value-type="string">
            <text:p>신인건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innoVENTOR Inc.</text:p>
          </table:table-cell>
          <table:table-cell table:style-name="ce180" office:value-type="string" calcext:value-type="string">
            <text:p>(주)이노벤터</text:p>
          </table:table-cell>
          <table:table-cell table:style-name="ce183" office:value-type="string" calcext:value-type="string">
            <text:p>서울 서초구 방배동</text:p>
          </table:table-cell>
          <table:table-cell table:style-name="ce188" office:value-type="string" calcext:value-type="string">
            <text:p>855-87-00***</text:p>
          </table:table-cell>
          <table:table-cell table:style-name="ce188" office:value-type="string" calcext:value-type="string">
            <text:p>백정훈</text:p>
          </table:table-cell>
          <table:table-cell table:style-name="ce180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IRONMACE 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IZZLE</text:p>
          </table:table-cell>
          <table:table-cell table:style-name="ce180" office:value-type="string" calcext:value-type="string">
            <text:p>이즐 주식회사</text:p>
          </table:table-cell>
          <table:table-cell table:style-name="ce183" office:value-type="string" calcext:value-type="string">
            <text:p>서울특별시 마포구 매봉산로</text:p>
          </table:table-cell>
          <table:table-cell table:style-name="ce188" office:value-type="string" calcext:value-type="string">
            <text:p>742-81-00***</text:p>
          </table:table-cell>
          <table:table-cell table:style-name="ce188" office:value-type="string" calcext:value-type="string">
            <text:p>정구휘</text:p>
          </table:table-cell>
          <table:table-cell table:style-name="ce180" office:value-type="string" calcext:value-type="string">
            <text:p><text:a xlink:href="https://www.izzle.net/" xlink:type="simple">https://www.izzle.net/</text:a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jackto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Jaemin Par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Jaesung Kim, Jongseop Lee, Hyunggu Ha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Jamong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Jandisoft</text:p>
          </table:table-cell>
          <table:table-cell table:style-name="ce180" office:value-type="string" calcext:value-type="string">
            <text:p>잔디소프트</text:p>
          </table:table-cell>
          <table:table-cell table:style-name="ce183" office:value-type="string" calcext:value-type="string">
            <text:p>서울특별시 영등포구 양평로</text:p>
          </table:table-cell>
          <table:table-cell table:style-name="ce188" office:value-type="string" calcext:value-type="string">
            <text:p>132-88-00***</text:p>
          </table:table-cell>
          <table:table-cell table:style-name="ce188" office:value-type="string" calcext:value-type="string">
            <text:p>윤세민</text:p>
          </table:table-cell>
          <table:table-cell table:style-name="ce180" office:value-type="string" calcext:value-type="string">
            <text:p><text:a xlink:href="https://www.madworldmmo.com/" xlink:type="simple">https://www.madworldmmo.com</text:a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Jellypi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JellySnow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JIN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  <table:table-cell table:style-name="ce180" office:value-type="string" calcext:value-type="string">
            <text:p>정보가 너무 없다.</text:p>
          </table:table-cell>
        </table:table-row>
        <table:table-row table:style-name="ro1">
          <table:table-cell table:style-name="ce159" office:value-type="string" calcext:value-type="string">
            <text:p>Jipang2Games</text:p>
          </table:table-cell>
          <table:table-cell table:style-name="ce180" office:value-type="string" calcext:value-type="string">
            <text:p>지팡이게임즈</text:p>
          </table:table-cell>
          <table:table-cell table:style-name="ce183" office:value-type="string" calcext:value-type="string">
            <text:p>서울특별시 금천구 시흥대로</text:p>
          </table:table-cell>
          <table:table-cell table:style-name="ce188" office:value-type="string" calcext:value-type="string">
            <text:p>559-26-00***</text:p>
          </table:table-cell>
          <table:table-cell table:style-name="ce188" office:value-type="string" calcext:value-type="string">
            <text:p>조학현</text:p>
          </table:table-cell>
          <table:table-cell table:style-name="ce180"/>
          <table:table-cell table:style-name="ce192"/>
          <table:table-cell table:style-name="ce180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80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Kena MAK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KIWIWAL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KRAFTON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LeeBbunsi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92" office:value-type="string" calcext:value-type="string">
            <text:p><text:a xlink:href="mailto:malgoos7949@gmail.com" xlink:type="simple">malgoos7949@gmail.com</text:a></text:p>
          </table:table-cell>
          <table:table-cell table:style-name="ce180" office:value-type="string" calcext:value-type="string">
            <text:p><text:a xlink:href="https://twitter.com/LeeBbunsik" xlink:type="simple">https://twitter.com/LeeBbunsik</text:a></text:p>
          </table:table-cell>
          <table:table-cell table:style-name="ce180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LIFUEL</text:p>
          </table:table-cell>
          <table:table-cell table:style-name="ce180" office:value-type="string" calcext:value-type="string">
            <text:p>리퓨엘(LIFUEL)</text:p>
          </table:table-cell>
          <table:table-cell table:style-name="ce183" office:value-type="string" calcext:value-type="string">
            <text:p>경기도 성남시 분당구 장미로</text:p>
          </table:table-cell>
          <table:table-cell table:style-name="ce188" office:value-type="string" calcext:value-type="string">
            <text:p>427-53-00***</text:p>
          </table:table-cell>
          <table:table-cell table:style-name="ce188" office:value-type="string" calcext:value-type="string">
            <text:p>이도운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LINE Games Corpora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Little Lemon Bulb</text:p>
          </table:table-cell>
          <table:table-cell table:style-name="ce180" office:value-type="string" calcext:value-type="string">
            <text:p>리틀레몬볼브(LITTLE LEMON BULB)</text:p>
          </table:table-cell>
          <table:table-cell table:style-name="ce183" office:value-type="string" calcext:value-type="string">
            <text:p>경기도 김포시 김포한강10로</text:p>
          </table:table-cell>
          <table:table-cell table:style-name="ce188" office:value-type="string" calcext:value-type="string">
            <text:p>531-12-01***</text:p>
          </table:table-cell>
          <table:table-cell table:style-name="ce188" office:value-type="string" calcext:value-type="string">
            <text:p>김혜지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Lyrebird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ACKINN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agic Cube</text:p>
          </table:table-cell>
          <table:table-cell table:style-name="ce180"/>
          <table:table-cell table:style-name="ce183" office:value-type="string" calcext:value-type="string">
            <text:p>부산 해운대구 센텀동로</text:p>
          </table:table-cell>
          <table:table-cell table:style-name="ce188" office:value-type="string" calcext:value-type="string">
            <text:p>602-81-42***</text:p>
          </table:table-cell>
          <table:table-cell table:style-name="ce188" office:value-type="string" calcext:value-type="string">
            <text:p>하상석</text:p>
          </table:table-cell>
          <table:table-cell table:style-name="ce180" office:value-type="string" calcext:value-type="string">
            <text:p><text:a xlink:href="http://www.magiccubegames.com/" xlink:type="simple">http://www.magiccubegames.com/</text:a></text:p>
          </table:table-cell>
          <table:table-cell table:style-name="ce192" office:value-type="string" calcext:value-type="string">
            <text:p><text:span text:style-name="T11"><text:a xlink:href="mailto:magiccubegames@gmail.com" xlink:type="simple">magiccubegames@gmail.com</text:a></text:span></text:p>
          </table:table-cell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atthewston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egusta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eta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etamo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idnightWor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INTROCKE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onster Guide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Moonlab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Nanali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Neonovice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NEOPOPCORN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NEOWIZ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Newcore Games</text:p>
          </table:table-cell>
          <table:table-cell table:style-name="ce180"/>
          <table:table-cell table:style-name="ce183" office:value-type="string" calcext:value-type="string">
            <text:p>서울 강남구 테헤란로</text:p>
          </table:table-cell>
          <table:table-cell table:style-name="ce188"/>
          <table:table-cell table:style-name="ce188" office:value-type="string" calcext:value-type="string">
            <text:p>이만재</text:p>
          </table:table-cell>
          <table:table-cell table:style-name="ce180" office:value-type="string" calcext:value-type="string">
            <text:p><text:a xlink:href="http://www.newcoregames.com/" xlink:type="simple">http://www.newcoregames.com</text:a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NEX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Nimble Neur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Noma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10"><text:a xlink:href="https://twitter.com/nomaryda" xlink:type="simple">https://twitter.com/nomaryda</text:a></text:span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cean Drive Studio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ODYSSEYER</text:p>
          </table:table-cell>
          <table:table-cell table:style-name="ce180" office:value-type="string" calcext:value-type="string">
            <text:p>㈜오디세이어</text:p>
          </table:table-cell>
          <table:table-cell table:style-name="ce183" office:value-type="string" calcext:value-type="string">
            <text:p>경기 성남시 분당구 대왕판교로</text:p>
          </table:table-cell>
          <table:table-cell table:style-name="ce188" office:value-type="string" calcext:value-type="string">
            <text:p>747-81-02***</text:p>
          </table:table-cell>
          <table:table-cell table:style-name="ce188" office:value-type="string" calcext:value-type="string">
            <text:p>진세광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Onfire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10"><text:a xlink:href="https://blog.naver.com/onfiregames/222782695332" xlink:type="simple">https://blog.naver.com/onfiregames/222782695332</text:a></text:span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Onw Studio, 오뉴월스튜디오</text:p>
          </table:table-cell>
          <table:table-cell table:style-name="ce180"/>
          <table:table-cell table:style-name="ce183" office:value-type="string" calcext:value-type="string">
            <text:p>부산 동구 중앙대로</text:p>
          </table:table-cell>
          <table:table-cell table:style-name="ce188"/>
          <table:table-cell table:style-name="ce188" office:value-type="string" calcext:value-type="string">
            <text:p>최기민</text:p>
          </table:table-cell>
          <table:table-cell table:style-name="ce180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ooz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ORANGE POPCOR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memory@oranpopcorn.com" xlink:type="simple">memory@oranpopcorn.com</text:a></text:p>
          </table:table-cell>
          <table:table-cell table:style-name="ce180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utsiderKids Corp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Ozaak, inc.</text:p>
          </table:table-cell>
          <table:table-cell table:style-name="ce180" office:value-type="string" calcext:value-type="string">
            <text:p>오자크 주식회사</text:p>
          </table:table-cell>
          <table:table-cell table:style-name="ce183" office:value-type="string" calcext:value-type="string">
            <text:p>서울특별시 서초구 서운로</text:p>
          </table:table-cell>
          <table:table-cell table:style-name="ce188" office:value-type="string" calcext:value-type="string">
            <text:p>335-87-01***</text:p>
          </table:table-cell>
          <table:table-cell table:style-name="ce188" office:value-type="string" calcext:value-type="string">
            <text:p>최훈규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.S.B (iNsOoL)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alm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arange Projec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epperStone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하수영</text:p>
          </table:table-cell>
          <table:table-cell table:style-name="ce180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92"/>
          <table:table-cell table:style-name="ce180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iedPipers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ixellore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LAY Mephistowaltz</text:p>
          </table:table-cell>
          <table:table-cell table:style-name="ce180"/>
          <table:table-cell table:style-name="ce183" office:value-type="string" calcext:value-type="string">
            <text:p>경남 김해시 관동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92" office:value-type="string" calcext:value-type="string">
            <text:p> <text:a xlink:href="mailto:iamdreamist@gmail.com" xlink:type="simple">iamdreamist@gmail.com</text:a></text:p>
          </table:table-cell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okPoon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PIYO STUDIO</text:p>
          </table:table-cell>
          <table:table-cell table:style-name="ce180"/>
          <table:table-cell table:style-name="ce183" office:value-type="string" calcext:value-type="string">
            <text:p>경기도 용인시 수지구 만현로</text:p>
          </table:table-cell>
          <table:table-cell table:style-name="ce188" office:value-type="string" calcext:value-type="string">
            <text:p>695-55-00***</text:p>
          </table:table-cell>
          <table:table-cell table:style-name="ce188" office:value-type="string" calcext:value-type="string">
            <text:p>김명진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ROJECT MOREUM Inc.</text:p>
          </table:table-cell>
          <table:table-cell table:style-name="ce180" office:value-type="string" calcext:value-type="string">
            <text:p>프로젝트모름 주식회사</text:p>
          </table:table-cell>
          <table:table-cell table:style-name="ce183" office:value-type="string" calcext:value-type="string">
            <text:p>경기도 부천시 원미구 부천로</text:p>
          </table:table-cell>
          <table:table-cell table:style-name="ce188" office:value-type="string" calcext:value-type="string">
            <text:p>129-87-02***</text:p>
          </table:table-cell>
          <table:table-cell table:style-name="ce188" office:value-type="string" calcext:value-type="string">
            <text:p>유동윤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rojectMo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PUMP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QuattroGe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3">
          <table:table-cell table:style-name="ce159" office:value-type="string" calcext:value-type="string">
            <text:p>QueseraGames Co., Ltd.</text:p>
          </table:table-cell>
          <table:table-cell table:style-name="ce180" office:value-type="string" calcext:value-type="string">
            <text:p>주식회사 케세라게임즈(QueseraGames Co., Ltd.)</text:p>
          </table:table-cell>
          <table:table-cell table:style-name="ce183" office:value-type="string" calcext:value-type="string">
            <text:p>서울특별시 강남구 역삼로</text:p>
          </table:table-cell>
          <table:table-cell table:style-name="ce188" office:value-type="string" calcext:value-type="string">
            <text:p>563-86-02***</text:p>
          </table:table-cell>
          <table:table-cell table:style-name="ce188" office:value-type="string" calcext:value-type="string">
            <text:p>박재현</text:p>
          </table:table-cell>
          <table:table-cell table:style-name="ce180" office:value-type="string" calcext:value-type="string">
            <text:p><text:a xlink:href="https://queseragames.com/#Main" xlink:type="simple">https://queseragames.com/#Main</text:a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Rainbow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RisingWings</text:p>
          </table:table-cell>
          <table:table-cell table:style-name="ce180"/>
          <table:table-cell table:style-name="ce183" office:value-type="string" calcext:value-type="string">
            <text:p>서울특별시 강남구 영동대로</text:p>
          </table:table-cell>
          <table:table-cell table:style-name="ce188" office:value-type="string" calcext:value-type="string">
            <text:p>215-87-68***</text:p>
          </table:table-cell>
          <table:table-cell table:style-name="ce188" office:value-type="string" calcext:value-type="string">
            <text:p>김정훈</text:p>
          </table:table-cell>
          <table:table-cell table:style-name="ce180" office:value-type="string" calcext:value-type="string">
            <text:p><text:a xlink:href="https://www.risingwings.com/" xlink:type="simple">https://www.risingwings.com/</text:a></text:p>
          </table:table-cell>
          <table:table-cell table:style-name="ce192"/>
          <table:table-cell table:style-name="ce180" table:number-columns-repeated="3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RED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92"/>
          <table:table-cell table:style-name="ce180" office:value-type="string" calcext:value-type="string">
            <text:p><text:a xlink:href="https://twitter.com/REDRAY_dev" xlink:type="simple">https://twitter.com/REDRAY_dev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EMIMO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95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EXECH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Rootless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Rootnstudio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EROSO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hedi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ilver C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inkhole Studio</text:p>
          </table:table-cell>
          <table:table-cell table:style-name="ce180" office:value-type="string" calcext:value-type="string">
            <text:p>주식회사 싱크홀스튜디오</text:p>
          </table:table-cell>
          <table:table-cell table:style-name="ce183" office:value-type="string" calcext:value-type="string">
            <text:p>서울특별시 강남구 도곡로</text:p>
          </table:table-cell>
          <table:table-cell table:style-name="ce188" office:value-type="string" calcext:value-type="string">
            <text:p>367-88-00***</text:p>
          </table:table-cell>
          <table:table-cell table:style-name="ce188" office:value-type="string" calcext:value-type="string">
            <text:p>권중규</text:p>
          </table:table-cell>
          <table:table-cell table:style-name="ce180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omi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ONNORI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outhpaw Games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parky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4">
          <table:table-cell table:style-name="ce159" office:value-type="string" calcext:value-type="string">
            <text:p>SPRING Games</text:p>
          </table:table-cell>
          <table:table-cell table:style-name="ce180" office:value-type="string" calcext:value-type="string">
            <text:p>주식회사 토스트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503-81-94***</text:p>
          </table:table-cell>
          <table:table-cell table:style-name="ce188" office:value-type="string" calcext:value-type="string">
            <text:p>문현성</text:p>
          </table:table-cell>
          <table:table-cell table:style-name="ce180" office:value-type="string" calcext:value-type="string">
            <text:p><text:a xlink:href="https://www.springtoast.com/" xlink:type="simple">https://www.springtoast.com/</text:a></text:p>
          </table:table-cell>
          <table:table-cell table:style-name="ce192"/>
          <table:table-cell table:style-name="ce180" table:number-columns-repeated="3"/>
          <table:table-cell table:style-name="ce180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59" office:value-type="string" calcext:value-type="string">
            <text:p>SQUARE PIXEL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SUN GAMES</text:p>
          </table:table-cell>
          <table:table-cell table:style-name="ce180"/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448-14-01***</text:p>
          </table:table-cell>
          <table:table-cell table:style-name="ce188" office:value-type="string" calcext:value-type="string">
            <text:p>김선호</text:p>
          </table:table-cell>
          <table:table-cell table:style-name="ce180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92" office:value-type="string" calcext:value-type="string">
            <text:p><text:a xlink:href="mailto:ssun.california@gmail.com" xlink:type="simple">ssun.california@gmail.com</text:a></text:p>
          </table:table-cell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tarlike Inc.</text:p>
          </table:table-cell>
          <table:table-cell table:style-name="ce180" office:value-type="string" calcext:value-type="string">
            <text:p>스타라이크 주식회사</text:p>
          </table:table-cell>
          <table:table-cell table:style-name="ce184" office:value-type="string" calcext:value-type="string">
            <text:p>전라북도 전주시 덕진구 오공로</text:p>
          </table:table-cell>
          <table:table-cell table:style-name="ce188" office:value-type="string" calcext:value-type="string">
            <text:p>299-81-02***</text:p>
          </table:table-cell>
          <table:table-cell table:style-name="ce188" office:value-type="string" calcext:value-type="string">
            <text:p>채병효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triking Distance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tudio Dooda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TUDIO H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tudio LE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11"><text:a xlink:href="https://twitter.com/Lets_EatFirst" xlink:type="simple">https://twitter.com/Lets_EatFirst</text:a></text:span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L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sonic1357@naver.com" xlink:type="simple">sonic1357@naver.com</text:a></text:p>
          </table:table-cell>
          <table:table-cell table:style-name="ce180" office:value-type="string" calcext:value-type="string">
            <text:p><text:a xlink:href="https://twitter.com/Studio_Ly" xlink:type="simple">https://twitter.com/Studio_Ly</text:a>_</text:p>
          </table:table-cell>
          <table:table-cell table:style-name="ce180" office:value-type="string" calcext:value-type="string">
            <text:p><text:a xlink:href="https://twitter.com/lychoi2000" xlink:type="simple">https://twitter.com/lychoi2000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Studio Sot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1">
          <table:table-cell table:style-name="ce159" office:value-type="string" calcext:value-type="string">
            <text:p>Sujin Ri, Marcos Arroyo, Seona Lee, Somi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1">
          <table:table-cell table:style-name="ce159" office:value-type="string" calcext:value-type="string">
            <text:p>Sujin Ri, Yunjeong Yun, Hyein Go, Minsu Ock, Marcos Arroyo, Seona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UNBEESOFT</text:p>
          </table:table-cell>
          <table:table-cell table:style-name="ce180" office:value-type="string" calcext:value-type="string">
            <text:p>선비소프트 주식회사</text:p>
          </table:table-cell>
          <table:table-cell table:style-name="ce183" office:value-type="string" calcext:value-type="string">
            <text:p>서울특별시 구로구 경인로</text:p>
          </table:table-cell>
          <table:table-cell table:style-name="ce188" office:value-type="string" calcext:value-type="string">
            <text:p>356-87-00***</text:p>
          </table:table-cell>
          <table:table-cell table:style-name="ce188" office:value-type="string" calcext:value-type="string">
            <text:p>김정남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2">
          <table:table-cell table:style-name="ce159" office:value-type="string" calcext:value-type="string">
            <text:p>SUNCYAN studio</text:p>
          </table:table-cell>
          <table:table-cell table:style-name="ce180"/>
          <table:table-cell table:style-name="ce183" office:value-type="string" calcext:value-type="string">
            <text:p>서울특별시 금천구 가산디지털2로</text:p>
          </table:table-cell>
          <table:table-cell table:style-name="ce188" office:value-type="string" calcext:value-type="string">
            <text:p>392-88-02***</text:p>
          </table:table-cell>
          <table:table-cell table:style-name="ce188" office:value-type="string" calcext:value-type="string">
            <text:p>권오준</text:p>
          </table:table-cell>
          <table:table-cell table:style-name="ce180" office:value-type="string" calcext:value-type="string">
            <text:p><text:a xlink:href="https://www.suncyan.com/" xlink:type="simple">https://www.suncyan.com/</text:a></text:p>
          </table:table-cell>
          <table:table-cell table:style-name="ce192" office:value-type="string" calcext:value-type="string">
            <text:p><text:a xlink:href="mailto:suncyan@suncyan.com" xlink:type="simple">suncyan@suncyan.com</text:a></text:p>
          </table:table-cell>
          <table:table-cell table:style-name="ce180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80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80"/>
          <table:table-cell table:style-name="ce180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59" office:value-type="string" calcext:value-type="string">
            <text:p>Sunflo Lab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10"><text:a xlink:href="https://blog.naver.com/sunflof/221978112012" xlink:type="simple">https://blog.naver.com/sunflof/221978112012</text:a></text:span></text:p>
          </table:table-cell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SUNNY SIDE U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ALESSHOP Co., Ltd.</text:p>
          </table:table-cell>
          <table:table-cell table:style-name="ce180" office:value-type="string" calcext:value-type="string">
            <text:p>주식회사 테일즈샵</text:p>
          </table:table-cell>
          <table:table-cell table:style-name="ce183" office:value-type="string" calcext:value-type="string">
            <text:p>인천 광역시 부평구 경원대로</text:p>
          </table:table-cell>
          <table:table-cell table:style-name="ce188" office:value-type="string" calcext:value-type="string">
            <text:p>350-87-00***</text:p>
          </table:table-cell>
          <table:table-cell table:style-name="ce188" office:value-type="string" calcext:value-type="string">
            <text:p>한준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eam OOPArts</text:p>
          </table:table-cell>
          <table:table-cell table:style-name="ce180" office:value-type="string" calcext:value-type="string">
            <text:p>주식회사 팀오파츠 (Team 00PArts Inc.)</text:p>
          </table:table-cell>
          <table:table-cell table:style-name="ce183" office:value-type="string" calcext:value-type="string">
            <text:p>서울특별시 성동구 무학로</text:p>
          </table:table-cell>
          <table:table-cell table:style-name="ce188" office:value-type="string" calcext:value-type="string">
            <text:p>296-86-03***</text:p>
          </table:table-cell>
          <table:table-cell table:style-name="ce188" office:value-type="string" calcext:value-type="string">
            <text:p>서병기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EAM 21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eam Corn Field</text:p>
          </table:table-cell>
          <table:table-cell table:style-name="ce180"/>
          <table:table-cell table:style-name="ce183" office:value-type="string" calcext:value-type="string">
            <text:p>서울특별시 양천구 목동동로</text:p>
          </table:table-cell>
          <table:table-cell table:style-name="ce188" office:value-type="string" calcext:value-type="string">
            <text:p>332-35-01***</text:p>
          </table:table-cell>
          <table:table-cell table:style-name="ce188" office:value-type="string" calcext:value-type="string">
            <text:p>홍도현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eam ETTU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eam Gypsophila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EAM HO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eam Monad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eam Samoyed</text:p>
          </table:table-cell>
          <table:table-cell table:style-name="ce180" office:value-type="string" calcext:value-type="string">
            <text:p>팀사모예드 주식회사</text:p>
          </table:table-cell>
          <table:table-cell table:style-name="ce183" office:value-type="string" calcext:value-type="string">
            <text:p>경기도 성남시 분당구 매화로</text:p>
          </table:table-cell>
          <table:table-cell table:style-name="ce188" office:value-type="string" calcext:value-type="string">
            <text:p>594-88-01***</text:p>
          </table:table-cell>
          <table:table-cell table:style-name="ce188" office:value-type="string" calcext:value-type="string">
            <text:p>남현빈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3">
          <table:table-cell table:style-name="ce159" office:value-type="string" calcext:value-type="string">
            <text:p>TeamBUD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김준호</text:p>
          </table:table-cell>
          <table:table-cell table:style-name="ce180"/>
          <table:table-cell table:style-name="ce192"/>
          <table:table-cell table:style-name="ce180" table:number-columns-repeated="3"/>
          <table:table-cell table:style-name="ce180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9" office:value-type="string" calcext:value-type="string">
            <text:p>TeamSune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eemo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eleportsoft</text:p>
          </table:table-cell>
          <table:table-cell table:style-name="ce180" office:value-type="string" calcext:value-type="string">
            <text:p>텔레포트소프트(TeleportSoft)</text:p>
          </table:table-cell>
          <table:table-cell table:style-name="ce183" office:value-type="string" calcext:value-type="string">
            <text:p>서울특별시 마포구 포은로</text:p>
          </table:table-cell>
          <table:table-cell table:style-name="ce188" office:value-type="string" calcext:value-type="string">
            <text:p>287-69-00***</text:p>
          </table:table-cell>
          <table:table-cell table:style-name="ce188" office:value-type="string" calcext:value-type="string">
            <text:p>전우진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HEAND Co.</text:p>
          </table:table-cell>
          <table:table-cell table:style-name="ce180" office:value-type="string" calcext:value-type="string">
            <text:p>디앤드 컴퍼니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481-09-00***</text:p>
          </table:table-cell>
          <table:table-cell table:style-name="ce188" office:value-type="string" calcext:value-type="string">
            <text:p>정민길</text:p>
          </table:table-cell>
          <table:table-cell table:style-name="ce180" office:value-type="string" calcext:value-type="string">
            <text:p><text:a xlink:href="https://theand.kr/" xlink:type="simple">https://theand.kr/</text:a></text:p>
          </table:table-cell>
          <table:table-cell table:style-name="ce192" office:value-type="string" calcext:value-type="string">
            <text:p><text:a xlink:href="mailto:min@theandgames.com" xlink:type="simple">min@theandgames.com</text:a></text:p>
          </table:table-cell>
          <table:table-cell table:style-name="ce180" table:number-columns-repeated="3"/>
          <table:table-cell table:style-name="ce180" office:value-type="string" calcext:value-type="string">
            <text:p>042. 864. 1254</text:p>
          </table:table-cell>
        </table:table-row>
        <table:table-row table:style-name="ro1">
          <table:table-cell table:style-name="ce159" office:value-type="string" calcext:value-type="string">
            <text:p>Tinogames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oward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ripearl Games</text:p>
          </table:table-cell>
          <table:table-cell table:style-name="ce180"/>
          <table:table-cell table:style-name="ce183" office:value-type="string" calcext:value-type="string">
            <text:p>경기 성남시 수정구 창업로</text:p>
          </table:table-cell>
          <table:table-cell table:style-name="ce188" office:value-type="string" calcext:value-type="string">
            <text:p>784-81-02***</text:p>
          </table:table-cell>
          <table:table-cell table:style-name="ce188" office:value-type="string" calcext:value-type="string">
            <text:p>정만손</text:p>
          </table:table-cell>
          <table:table-cell table:style-name="ce180" office:value-type="string" calcext:value-type="string">
            <text:p><text:a xlink:href="https://www.tripearlgames.com/" xlink:type="simple">https://www.tripearlgames.com/</text:a></text:p>
          </table:table-cell>
          <table:table-cell table:style-name="ce192" office:value-type="string" calcext:value-type="string">
            <text:p><text:a xlink:href="mailto:tripearl@tripearlgames.com" xlink:type="simple">tripearl@tripearlgames.com</text:a></text:p>
          </table:table-cell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Turtle Cr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Uneducated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Vals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Vona Soft</text:p>
          </table:table-cell>
          <table:table-cell table:style-name="ce180"/>
          <table:table-cell table:style-name="ce183" office:value-type="string" calcext:value-type="string">
            <text:p>서울특별시 송파구 백제고분로</text:p>
          </table:table-cell>
          <table:table-cell table:style-name="ce188" office:value-type="string" calcext:value-type="string">
            <text:p>215-87-01***</text:p>
          </table:table-cell>
          <table:table-cell table:style-name="ce188" office:value-type="string" calcext:value-type="string">
            <text:p>조기용</text:p>
          </table:table-cell>
          <table:table-cell table:style-name="ce180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92" office:value-type="string" calcext:value-type="string">
            <text:p><text:a xlink:href="mailto:vonasoft@gmail.com" xlink:type="simple">vonasoft@gmail.com</text:a></text:p>
          </table:table-cell>
          <table:table-cell table:style-name="ce180" office:value-type="string" calcext:value-type="string">
            <text:p><text:a xlink:href="https://twitter.com/vonasoft7" xlink:type="simple">https://twitter.com/vonasoft7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AFFLE GAMES</text:p>
          </table:table-cell>
          <table:table-cell table:style-name="ce180"/>
          <table:table-cell table:style-name="ce183" office:value-type="string" calcext:value-type="string">
            <text:p>충청북도 청주시 청원구 상당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WID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WONDER PO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XINESS Co,. Ltd.</text:p>
          </table:table-cell>
          <table:table-cell table:style-name="ce180"/>
          <table:table-cell table:style-name="ce184" office:value-type="string" calcext:value-type="string">
            <text:p>서울 구로구 디지털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YGGDRASIL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ZeroToTenB</text:p>
          </table:table-cell>
          <table:table-cell table:style-name="ce180"/>
          <table:table-cell table:style-name="ce183" office:value-type="string" calcext:value-type="string">
            <text:p>울산광역시 중구 종가로</text:p>
          </table:table-cell>
          <table:table-cell table:style-name="ce188" office:value-type="string" calcext:value-type="string">
            <text:p>233-08-01***</text:p>
          </table:table-cell>
          <table:table-cell table:style-name="ce188" office:value-type="string" calcext:value-type="string">
            <text:p>김병도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 office:value-type="string" calcext:value-type="string">
            <text:p>ZZICON</text:p>
          </table:table-cell>
          <table:table-cell table:style-name="ce180" office:value-type="string" calcext:value-type="string">
            <text:p>찢콘</text:p>
          </table:table-cell>
          <table:table-cell table:style-name="ce183"/>
          <table:table-cell table:style-name="ce188"/>
          <table:table-cell table:style-name="ce188" office:value-type="string" calcext:value-type="string">
            <text:p>윤성배</text:p>
          </table:table-cell>
          <table:table-cell table:style-name="ce180"/>
          <table:table-cell table:style-name="ce192"/>
          <table:table-cell table:style-name="ce180" table:number-columns-repeated="3"/>
          <table:table-cell table:style-name="ce180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59" office:value-type="string" calcext:value-type="string">
            <text:p>깡토 스튜디오</text:p>
          </table:table-cell>
          <table:table-cell table:style-name="ce180" office:value-type="string" calcext:value-type="string">
            <text:p>깡토 스튜디오</text:p>
          </table:table-cell>
          <table:table-cell table:style-name="ce183"/>
          <table:table-cell table:style-name="ce188" office:value-type="string" calcext:value-type="string">
            <text:p>299-28-01***</text:p>
          </table:table-cell>
          <table:table-cell table:style-name="ce188" office:value-type="string" calcext:value-type="string">
            <text:p>박정서</text:p>
          </table:table-cell>
          <table:table-cell table:style-name="ce180"/>
          <table:table-cell table:style-name="ce192"/>
          <table:table-cell table:style-name="ce180" table:number-columns-repeated="4"/>
        </table:table-row>
        <table:table-row table:style-name="ro1">
          <table:table-cell table:style-name="ce159"/>
          <table:table-cell table:style-name="ce181"/>
          <table:table-cell table:style-name="ce185"/>
          <table:table-cell table:style-name="ce189" table:number-columns-repeated="2"/>
          <table:table-cell table:style-name="ce181"/>
          <table:table-cell table:style-name="ce193"/>
          <table:table-cell table:style-name="ce181" table:number-columns-repeated="4"/>
        </table:table-row>
        <table:table-row table:style-name="ro1" table:number-rows-repeated="7">
          <table:table-cell table:style-name="ce171"/>
          <table:table-cell table:style-name="ce182"/>
          <table:table-cell table:style-name="ce186"/>
          <table:table-cell table:style-name="ce190" table:number-columns-repeated="2"/>
          <table:table-cell table:style-name="ce182"/>
          <table:table-cell table:style-name="ce194"/>
          <table:table-cell table:style-name="ce182" table:number-columns-repeated="4"/>
        </table:table-row>
        <table:table-row table:style-name="ro1" table:number-rows-repeated="1048368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37" table:default-cell-style-name="ce129"/>
        <table:table-column table:style-name="co38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9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56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210"/>
        <table:table-column table:style-name="co15" table:default-cell-style-name="Default"/>
        <table:table-column table:style-name="co25" table:number-columns-repeated="2" table:default-cell-style-name="Default"/>
        <table:table-row table:style-name="ro1">
          <table:table-cell table:style-name="ce206" office:value-type="string" calcext:value-type="string">
            <text:p>게임</text:p>
          </table:table-cell>
          <table:table-cell table:style-name="ce211" office:value-type="string" calcext:value-type="string">
            <text:p>개발사 이름</text:p>
          </table:table-cell>
          <table:table-cell table:style-name="ce211"/>
          <table:table-cell table:style-name="ce211" office:value-type="string" calcext:value-type="string">
            <text:p>설명</text:p>
          </table:table-cell>
        </table:table-row>
        <table:table-row table:style-name="ro1">
          <table:table-cell table:style-name="ce207" office:value-type="string" calcext:value-type="string">
            <text:p>Hailing from the Abyss</text:p>
          </table:table-cell>
          <table:table-cell table:style-name="ce88" office:value-type="string" calcext:value-type="string">
            <text:p>Jiwoo Lee</text:p>
          </table:table-cell>
          <table:table-cell table:style-name="ce8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207" office:value-type="string" calcext:value-type="string">
            <text:p>Helix</text:p>
          </table:table-cell>
          <table:table-cell table:style-name="ce88" office:value-type="string" calcext:value-type="string">
            <text:p>Jiwoo Lee</text:p>
          </table:table-cell>
          <table:table-cell table:style-name="ce8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207" office:value-type="string" calcext:value-type="string">
            <text:p>Speedrun</text:p>
          </table:table-cell>
          <table:table-cell table:style-name="ce88" office:value-type="string" calcext:value-type="string">
            <text:p>Jiwoo Lee</text:p>
          </table:table-cell>
          <table:table-cell table:style-name="ce8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207" office:value-type="string" calcext:value-type="string">
            <text:p>Azure '88</text:p>
          </table:table-cell>
          <table:table-cell table:style-name="ce88" office:value-type="string" calcext:value-type="string">
            <text:p>Jiwoo Lee</text:p>
          </table:table-cell>
          <table:table-cell table:style-name="ce8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207" office:value-type="string" calcext:value-type="string">
            <text:p>Thanks, Light.</text:p>
          </table:table-cell>
          <table:table-cell table:style-name="ce88" office:value-type="string" calcext:value-type="string">
            <text:p>Lighters</text:p>
          </table:table-cell>
          <table:table-cell table:style-name="ce8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88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208" office:value-type="string" calcext:value-type="string">
            <text:p>월면기지 람다</text:p>
          </table:table-cell>
          <table:table-cell table:style-name="ce212" office:value-type="string" calcext:value-type="string">
            <text:p>Thunderfox Studio( 천둥여우 스튜디오 )</text:p>
          </table:table-cell>
          <table:table-cell table:style-name="ce21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88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209"/>
          <table:table-cell table:style-name="ce213" table:number-columns-repeated="2"/>
          <table:table-cell table:style-name="ce182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7" table:on-update-keep-styles="true" table:on-update-keep-size="false"/>
        <table:database-range table:name="developer_table" table:target-range-address="developer.A2:developer.I1067" table:on-update-keep-styles="true" table:on-update-keep-size="false"/>
        <table:database-range table:name="game_table" table:target-range-address="list.B272:list.C273" table:on-update-keep-styles="true" table:on-update-keep-size="false"/>
        <table:database-range table:name="publisher_name_list" table:target-range-address="publisher.A2:publisher.A1056" table:on-update-keep-styles="true" table:on-update-keep-size="false"/>
        <table:database-range table:name="__Anonymous_Sheet_DB__0" table:target-range-address="list.B2:list.I29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207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1">00/00/0000</text:date>, <text:time style:data-style-name="N2" text:time-value="07:31:26.05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4-21T07:54:03.582000000</dc:date>
    <meta:editing-duration>P2DT7H29M23S</meta:editing-duration>
    <meta:editing-cycles>904</meta:editing-cycles>
    <meta:document-statistic meta:table-count="4" meta:cell-count="2990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